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style:text-properties style:font-name="FreeMono" fo:font-weight="bold" officeooo:rsid="0011fd3e" officeooo:paragraph-rsid="0011fd3e" fo:background-color="#ffff00" style:font-weight-asian="bold" style:font-weight-complex="bold"/>
    </style:style>
    <style:style style:name="P2" style:family="paragraph" style:parent-style-name="Text_20_body">
      <style:paragraph-properties fo:line-height="150%"/>
      <style:text-properties style:font-name="FreeMono" fo:font-weight="bold" officeooo:rsid="0026fa10" officeooo:paragraph-rsid="0026fa10" fo:background-color="#ffff00" style:font-weight-asian="bold" style:font-weight-complex="bold"/>
    </style:style>
    <style:style style:name="P3" style:family="paragraph" style:parent-style-name="Standard">
      <style:paragraph-properties fo:line-height="150%"/>
      <style:text-properties style:font-name="FreeMono" fo:font-weight="bold" officeooo:rsid="0011fd3e" officeooo:paragraph-rsid="0011fd3e" style:font-weight-asian="bold" style:font-weight-complex="bold"/>
    </style:style>
    <style:style style:name="P4" style:family="paragraph" style:parent-style-name="Standard">
      <style:paragraph-properties fo:line-height="150%"/>
      <style:text-properties style:font-name="FreeMono" fo:font-weight="bold" officeooo:rsid="0011fd3e" officeooo:paragraph-rsid="004142d1" style:font-weight-asian="bold" style:font-weight-complex="bold"/>
    </style:style>
    <style:style style:name="P5" style:family="paragraph" style:parent-style-name="Standard">
      <style:paragraph-properties fo:line-height="150%"/>
      <style:text-properties style:font-name="FreeMono" fo:font-weight="bold" officeooo:rsid="0017308f" officeooo:paragraph-rsid="0017308f" style:font-weight-asian="bold" style:font-weight-complex="bold"/>
    </style:style>
    <style:style style:name="P6" style:family="paragraph" style:parent-style-name="Standard">
      <style:paragraph-properties fo:line-height="150%"/>
      <style:text-properties style:font-name="FreeMono" fo:font-weight="bold" officeooo:rsid="001bb95b" officeooo:paragraph-rsid="001bb95b" style:font-weight-asian="bold" style:font-weight-complex="bold"/>
    </style:style>
    <style:style style:name="P7" style:family="paragraph" style:parent-style-name="Standard">
      <style:paragraph-properties fo:line-height="150%"/>
      <style:text-properties style:font-name="FreeMono" fo:font-weight="bold" officeooo:rsid="001c6648" officeooo:paragraph-rsid="001c6648" style:font-weight-asian="bold" style:font-weight-complex="bold"/>
    </style:style>
    <style:style style:name="P8" style:family="paragraph" style:parent-style-name="Standard">
      <style:paragraph-properties fo:line-height="150%"/>
      <style:text-properties style:font-name="FreeMono" fo:font-weight="bold" officeooo:rsid="001dbca2" officeooo:paragraph-rsid="001dbca2" style:font-weight-asian="bold" style:font-weight-complex="bold"/>
    </style:style>
    <style:style style:name="P9" style:family="paragraph" style:parent-style-name="Standard">
      <style:paragraph-properties fo:line-height="150%"/>
      <style:text-properties style:font-name="FreeMono" fo:font-weight="bold" officeooo:rsid="0018819d" officeooo:paragraph-rsid="0018819d" style:font-weight-asian="bold" style:font-weight-complex="bold"/>
    </style:style>
    <style:style style:name="P10" style:family="paragraph" style:parent-style-name="Standard">
      <style:paragraph-properties fo:line-height="150%"/>
      <style:text-properties style:font-name="FreeMono" fo:font-weight="bold" officeooo:rsid="0024b5ab" officeooo:paragraph-rsid="0024b5ab" style:font-weight-asian="bold" style:font-weight-complex="bold"/>
    </style:style>
    <style:style style:name="P11" style:family="paragraph" style:parent-style-name="Text_20_body">
      <style:paragraph-properties fo:line-height="150%"/>
      <style:text-properties style:font-name="FreeMono" fo:font-weight="bold" officeooo:rsid="0024b5ab" officeooo:paragraph-rsid="0024b5ab" style:font-weight-asian="bold" style:font-weight-complex="bold"/>
    </style:style>
    <style:style style:name="P12" style:family="paragraph" style:parent-style-name="Standard">
      <style:paragraph-properties fo:line-height="150%"/>
      <style:text-properties style:font-name="FreeMono" fo:font-weight="bold" officeooo:rsid="0026fa10" officeooo:paragraph-rsid="0026fa10" style:font-weight-asian="bold" style:font-weight-complex="bold"/>
    </style:style>
    <style:style style:name="P13" style:family="paragraph" style:parent-style-name="Text_20_body">
      <style:paragraph-properties fo:line-height="150%"/>
      <style:text-properties style:font-name="FreeMono" fo:font-weight="bold" officeooo:rsid="0026fa10" officeooo:paragraph-rsid="0026fa10" style:font-weight-asian="bold" style:font-weight-complex="bold"/>
    </style:style>
    <style:style style:name="P14" style:family="paragraph" style:parent-style-name="Standard">
      <style:paragraph-properties fo:line-height="150%"/>
      <style:text-properties style:font-name="FreeMono" fo:font-weight="bold" officeooo:rsid="0027bc12" officeooo:paragraph-rsid="0027bc12" style:font-weight-asian="bold" style:font-weight-complex="bold"/>
    </style:style>
    <style:style style:name="P15" style:family="paragraph" style:parent-style-name="Standard">
      <style:paragraph-properties fo:line-height="150%"/>
      <style:text-properties style:font-name="FreeMono" fo:font-weight="bold" officeooo:rsid="00295ef4" officeooo:paragraph-rsid="00295ef4" style:font-weight-asian="bold" style:font-weight-complex="bold"/>
    </style:style>
    <style:style style:name="P16" style:family="paragraph" style:parent-style-name="Standard">
      <style:paragraph-properties fo:line-height="150%"/>
      <style:text-properties style:font-name="FreeMono" fo:font-weight="bold" officeooo:rsid="002a7fff" officeooo:paragraph-rsid="00295ef4" style:font-weight-asian="bold" style:font-weight-complex="bold"/>
    </style:style>
    <style:style style:name="P17" style:family="paragraph" style:parent-style-name="Standard">
      <style:paragraph-properties fo:line-height="150%"/>
      <style:text-properties style:font-name="FreeMono" fo:font-weight="bold" officeooo:rsid="002d4a05" officeooo:paragraph-rsid="002d4a05" style:font-weight-asian="bold" style:font-weight-complex="bold"/>
    </style:style>
    <style:style style:name="P18" style:family="paragraph" style:parent-style-name="Standard">
      <style:paragraph-properties fo:line-height="150%"/>
      <style:text-properties style:font-name="FreeMono" fo:font-weight="bold" officeooo:rsid="002ee15e" officeooo:paragraph-rsid="002ee15e" style:font-weight-asian="bold" style:font-weight-complex="bold"/>
    </style:style>
    <style:style style:name="P19" style:family="paragraph" style:parent-style-name="Standard">
      <style:paragraph-properties fo:line-height="150%"/>
      <style:text-properties style:font-name="FreeMono" fo:font-weight="bold" officeooo:rsid="003082f3" officeooo:paragraph-rsid="003082f3" style:font-weight-asian="bold" style:font-weight-complex="bold"/>
    </style:style>
    <style:style style:name="P20" style:family="paragraph" style:parent-style-name="Standard">
      <style:paragraph-properties fo:line-height="150%"/>
      <style:text-properties style:font-name="FreeMono" fo:font-weight="bold" officeooo:rsid="003349b6" officeooo:paragraph-rsid="003349b6" style:font-weight-asian="bold" style:font-weight-complex="bold"/>
    </style:style>
    <style:style style:name="P21" style:family="paragraph" style:parent-style-name="Standard">
      <style:paragraph-properties fo:line-height="150%"/>
      <style:text-properties style:font-name="FreeMono" fo:font-weight="bold" officeooo:rsid="0034c6fb" officeooo:paragraph-rsid="0034c6fb" style:font-weight-asian="bold" style:font-weight-complex="bold"/>
    </style:style>
    <style:style style:name="P22" style:family="paragraph" style:parent-style-name="Standard">
      <style:paragraph-properties fo:line-height="150%"/>
      <style:text-properties style:font-name="FreeMono" fo:font-weight="bold" officeooo:rsid="0036a5a3" officeooo:paragraph-rsid="0036a5a3" style:font-weight-asian="bold" style:font-weight-complex="bold"/>
    </style:style>
    <style:style style:name="P23" style:family="paragraph" style:parent-style-name="Standard">
      <style:paragraph-properties fo:line-height="150%"/>
      <style:text-properties style:font-name="FreeMono" fo:font-weight="bold" officeooo:rsid="00373958" officeooo:paragraph-rsid="00373958" style:font-weight-asian="bold" style:font-weight-complex="bold"/>
    </style:style>
    <style:style style:name="P24" style:family="paragraph" style:parent-style-name="Standard">
      <style:paragraph-properties fo:line-height="150%"/>
      <style:text-properties style:font-name="FreeMono" fo:font-weight="bold" officeooo:rsid="0047d87e" officeooo:paragraph-rsid="004711e3" style:font-weight-asian="bold" style:font-weight-complex="bold"/>
    </style:style>
    <style:style style:name="P25" style:family="paragraph" style:parent-style-name="Standard">
      <style:paragraph-properties fo:line-height="150%"/>
      <style:text-properties style:font-name="FreeMono" fo:font-weight="bold" officeooo:rsid="004711e3" officeooo:paragraph-rsid="004711e3" style:font-weight-asian="bold" style:font-weight-complex="bold"/>
    </style:style>
    <style:style style:name="P26" style:family="paragraph" style:parent-style-name="Standard">
      <style:paragraph-properties fo:line-height="150%"/>
      <style:text-properties style:font-name="FreeMono" fo:font-weight="bold" officeooo:rsid="004ae007" officeooo:paragraph-rsid="004ae007" style:font-weight-asian="bold" style:font-weight-complex="bold"/>
    </style:style>
    <style:style style:name="P27" style:family="paragraph" style:parent-style-name="Standard">
      <style:paragraph-properties fo:line-height="150%"/>
      <style:text-properties style:font-name="FreeMono" fo:font-weight="bold" officeooo:rsid="004cbb41" officeooo:paragraph-rsid="004cbb41" style:font-weight-asian="bold" style:font-weight-complex="bold"/>
    </style:style>
    <style:style style:name="P28" style:family="paragraph" style:parent-style-name="Standard">
      <style:paragraph-properties fo:line-height="150%"/>
      <style:text-properties style:font-name="FreeMono" fo:font-weight="bold" officeooo:rsid="004cbb41" officeooo:paragraph-rsid="004711e3" style:font-weight-asian="bold" style:font-weight-complex="bold"/>
    </style:style>
    <style:style style:name="P29" style:family="paragraph" style:parent-style-name="Standard">
      <style:paragraph-properties fo:line-height="150%"/>
      <style:text-properties style:font-name="FreeMono" fo:font-weight="bold" officeooo:rsid="005987d4" officeooo:paragraph-rsid="005987d4" style:font-weight-asian="bold" style:font-weight-complex="bold"/>
    </style:style>
    <style:style style:name="P30" style:family="paragraph" style:parent-style-name="Standard">
      <style:paragraph-properties fo:line-height="150%"/>
      <style:text-properties style:font-name="FreeMono" fo:font-weight="bold" officeooo:rsid="005b33d3" officeooo:paragraph-rsid="005b33d3" style:font-weight-asian="bold" style:font-weight-complex="bold"/>
    </style:style>
    <style:style style:name="P31" style:family="paragraph" style:parent-style-name="Standard">
      <style:paragraph-properties fo:line-height="150%"/>
      <style:text-properties style:font-name="FreeMono" fo:font-weight="bold" officeooo:rsid="005cdd09" officeooo:paragraph-rsid="005cdd09" style:font-weight-asian="bold" style:font-weight-complex="bold"/>
    </style:style>
    <style:style style:name="P32" style:family="paragraph" style:parent-style-name="Standard">
      <style:paragraph-properties fo:line-height="150%"/>
      <style:text-properties style:font-name="FreeMono" fo:font-weight="bold" officeooo:rsid="005cdd09" officeooo:paragraph-rsid="004e567f" style:font-weight-asian="bold" style:font-weight-complex="bold"/>
    </style:style>
    <style:style style:name="P33" style:family="paragraph" style:parent-style-name="Standard">
      <style:paragraph-properties fo:line-height="150%"/>
      <style:text-properties style:font-name="FreeMono" fo:font-weight="bold" officeooo:rsid="004e567f" officeooo:paragraph-rsid="004e567f" style:font-weight-asian="bold" style:font-weight-complex="bold"/>
    </style:style>
    <style:style style:name="P34" style:family="paragraph" style:parent-style-name="Standard">
      <style:paragraph-properties fo:line-height="150%"/>
      <style:text-properties style:font-name="FreeMono" fo:font-weight="bold" officeooo:paragraph-rsid="0011fd3e" style:font-weight-asian="bold" style:font-weight-complex="bold"/>
    </style:style>
    <style:style style:name="P35" style:family="paragraph" style:parent-style-name="Standard">
      <style:paragraph-properties fo:line-height="150%"/>
      <style:text-properties style:font-name="FreeMono" fo:font-weight="bold" officeooo:paragraph-rsid="0017308f" style:font-weight-asian="bold" style:font-weight-complex="bold"/>
    </style:style>
    <style:style style:name="P36" style:family="paragraph" style:parent-style-name="Standard">
      <style:paragraph-properties fo:line-height="150%"/>
      <style:text-properties style:font-name="FreeMono" fo:font-weight="bold" officeooo:paragraph-rsid="00373958" style:font-weight-asian="bold" style:font-weight-complex="bold"/>
    </style:style>
    <style:style style:name="P37" style:family="paragraph" style:parent-style-name="Standard">
      <style:paragraph-properties fo:line-height="150%"/>
      <style:text-properties style:font-name="FreeMono" fo:font-weight="bold" officeooo:paragraph-rsid="0045c13f" style:font-weight-asian="bold" style:font-weight-complex="bold"/>
    </style:style>
    <style:style style:name="P38" style:family="paragraph" style:parent-style-name="Standard">
      <style:paragraph-properties fo:line-height="150%"/>
      <style:text-properties style:font-name="FreeMono" fo:font-weight="bold" officeooo:paragraph-rsid="004711e3" style:font-weight-asian="bold" style:font-weight-complex="bold"/>
    </style:style>
    <style:style style:name="P39" style:family="paragraph" style:parent-style-name="Standard">
      <style:paragraph-properties fo:line-height="150%"/>
      <style:text-properties officeooo:paragraph-rsid="002d4a05"/>
    </style:style>
    <style:style style:name="P40" style:family="paragraph" style:parent-style-name="Standard">
      <style:paragraph-properties fo:line-height="150%"/>
      <style:text-properties officeooo:paragraph-rsid="00373958"/>
    </style:style>
    <style:style style:name="P41" style:family="paragraph" style:parent-style-name="Standard">
      <style:paragraph-properties fo:line-height="150%"/>
      <style:text-properties officeooo:paragraph-rsid="00392a23"/>
    </style:style>
    <style:style style:name="P42" style:family="paragraph" style:parent-style-name="Standard">
      <style:paragraph-properties fo:line-height="150%"/>
      <style:text-properties officeooo:paragraph-rsid="00397115"/>
    </style:style>
    <style:style style:name="P43" style:family="paragraph" style:parent-style-name="Standard">
      <style:paragraph-properties fo:line-height="150%"/>
      <style:text-properties officeooo:paragraph-rsid="0039f14a"/>
    </style:style>
    <style:style style:name="P44" style:family="paragraph" style:parent-style-name="Standard">
      <style:paragraph-properties fo:line-height="150%"/>
      <style:text-properties officeooo:paragraph-rsid="003b4de4"/>
    </style:style>
    <style:style style:name="P45" style:family="paragraph" style:parent-style-name="Standard">
      <style:paragraph-properties fo:line-height="150%"/>
      <style:text-properties officeooo:paragraph-rsid="00426090"/>
    </style:style>
    <style:style style:name="P46" style:family="paragraph" style:parent-style-name="Standard">
      <style:paragraph-properties fo:line-height="150%"/>
      <style:text-properties officeooo:paragraph-rsid="0043ef6e"/>
    </style:style>
    <style:style style:name="P47" style:family="paragraph" style:parent-style-name="Standard">
      <style:paragraph-properties fo:line-height="150%"/>
      <style:text-properties officeooo:paragraph-rsid="0044ec4c"/>
    </style:style>
    <style:style style:name="P48" style:family="paragraph" style:parent-style-name="Standard">
      <style:paragraph-properties fo:line-height="150%"/>
      <style:text-properties officeooo:paragraph-rsid="0045c13f"/>
    </style:style>
    <style:style style:name="P49" style:family="paragraph" style:parent-style-name="Standard">
      <style:paragraph-properties fo:line-height="150%"/>
      <style:text-properties officeooo:paragraph-rsid="004ae007"/>
    </style:style>
    <style:style style:name="P50" style:family="paragraph" style:parent-style-name="Standard">
      <style:paragraph-properties fo:line-height="150%"/>
      <style:text-properties style:font-name="Courier New" fo:font-weight="bold" officeooo:rsid="004cbb41" officeooo:paragraph-rsid="004cbb41" style:font-weight-asian="bold" style:font-weight-complex="bold"/>
    </style:style>
    <style:style style:name="P51" style:family="paragraph" style:parent-style-name="Standard">
      <style:paragraph-properties fo:line-height="150%"/>
      <style:text-properties style:font-name="Courier New" fo:font-weight="bold" officeooo:rsid="004cbb41" officeooo:paragraph-rsid="004711e3" style:font-weight-asian="bold" style:font-weight-complex="bold"/>
    </style:style>
    <style:style style:name="P52" style:family="paragraph" style:parent-style-name="Standard">
      <style:paragraph-properties fo:line-height="150%"/>
      <style:text-properties style:font-name="Courier New" fo:font-weight="bold" officeooo:rsid="00602f98" officeooo:paragraph-rsid="00602f98" style:font-weight-asian="bold" style:font-weight-complex="bold"/>
    </style:style>
    <style:style style:name="P53" style:family="paragraph" style:parent-style-name="Text_20_body">
      <style:paragraph-properties fo:line-height="150%"/>
      <style:text-properties officeooo:rsid="0024b5ab" officeooo:paragraph-rsid="0024b5ab"/>
    </style:style>
    <style:style style:name="P54" style:family="paragraph" style:parent-style-name="Text_20_body" style:list-style-name="L1">
      <style:paragraph-properties fo:margin-top="0cm" fo:margin-bottom="0cm" style:contextual-spacing="false" fo:line-height="150%"/>
    </style:style>
    <style:style style:name="P55" style:family="paragraph" style:parent-style-name="Text_20_body" style:list-style-name="L2">
      <style:paragraph-properties fo:line-height="150%"/>
    </style:style>
    <style:style style:name="P56" style:family="paragraph" style:parent-style-name="Text_20_body" style:list-style-name="L3">
      <style:paragraph-properties fo:margin-top="0cm" fo:margin-bottom="0cm" style:contextual-spacing="false" fo:line-height="150%"/>
    </style:style>
    <style:style style:name="P57" style:family="paragraph" style:parent-style-name="Text_20_body" style:list-style-name="L4">
      <style:paragraph-properties fo:line-height="150%"/>
    </style:style>
    <style:style style:name="P58" style:family="paragraph" style:parent-style-name="Text_20_body" style:list-style-name="L5">
      <style:paragraph-properties fo:margin-top="0cm" fo:margin-bottom="0cm" style:contextual-spacing="false" fo:line-height="150%"/>
    </style:style>
    <style:style style:name="P59" style:family="paragraph" style:parent-style-name="Text_20_body" style:list-style-name="L1">
      <style:paragraph-properties fo:line-height="150%"/>
      <style:text-properties style:font-name="FreeMono" fo:font-weight="bold" style:font-weight-asian="bold" style:font-weight-complex="bold"/>
    </style:style>
    <style:style style:name="P60" style:family="paragraph" style:parent-style-name="Text_20_body" style:list-style-name="L3">
      <style:paragraph-properties fo:line-height="150%"/>
      <style:text-properties style:font-name="FreeMono" fo:font-weight="bold" style:font-weight-asian="bold" style:font-weight-complex="bold"/>
    </style:style>
    <style:style style:name="P61" style:family="paragraph" style:parent-style-name="Text_20_body" style:list-style-name="L5">
      <style:paragraph-properties fo:line-height="150%"/>
      <style:text-properties style:font-name="FreeMono" fo:font-weight="bold" style:font-weight-asian="bold" style:font-weight-complex="bold"/>
    </style:style>
    <style:style style:name="T1" style:family="text">
      <style:text-properties officeooo:rsid="004ae007"/>
    </style:style>
    <style:style style:name="T2" style:family="text">
      <style:text-properties officeooo:rsid="004e567f"/>
    </style:style>
    <style:style style:name="T3" style:family="text">
      <style:text-properties officeooo:rsid="005b33d3"/>
    </style:style>
    <style:style style:name="T4" style:family="text">
      <style:text-properties officeooo:rsid="005ba239"/>
    </style:style>
    <style:style style:name="T5" style:family="text">
      <style:text-properties officeooo:rsid="0011fd3e"/>
    </style:style>
    <style:style style:name="T6" style:family="text">
      <style:text-properties officeooo:rsid="00167e4d"/>
    </style:style>
    <style:style style:name="T7" style:family="text">
      <style:text-properties officeooo:rsid="0017308f"/>
    </style:style>
    <style:style style:name="T8" style:family="text">
      <style:text-properties officeooo:rsid="001bb95b"/>
    </style:style>
    <style:style style:name="T9" style:family="text">
      <style:text-properties officeooo:rsid="001f4605"/>
    </style:style>
    <style:style style:name="T10" style:family="text">
      <style:text-properties officeooo:rsid="0020a721"/>
    </style:style>
    <style:style style:name="T11" style:family="text">
      <style:text-properties officeooo:rsid="0020abbe"/>
    </style:style>
    <style:style style:name="T12" style:family="text">
      <style:text-properties officeooo:rsid="0020e726"/>
    </style:style>
    <style:style style:name="T13" style:family="text">
      <style:text-properties officeooo:rsid="0021b3a3"/>
    </style:style>
    <style:style style:name="T14" style:family="text">
      <style:text-properties officeooo:rsid="0022cce4" fo:background-color="#ffff00" loext:char-shading-value="0"/>
    </style:style>
    <style:style style:name="T15" style:family="text">
      <style:text-properties officeooo:rsid="00197c46"/>
    </style:style>
    <style:style style:name="T16" style:family="text">
      <style:text-properties officeooo:rsid="00295ef4"/>
    </style:style>
    <style:style style:name="T17" style:family="text">
      <style:text-properties officeooo:rsid="002a7fff"/>
    </style:style>
    <style:style style:name="T18" style:family="text">
      <style:text-properties officeooo:rsid="00373958"/>
    </style:style>
    <style:style style:name="T19" style:family="text">
      <style:text-properties officeooo:rsid="004711e3"/>
    </style:style>
    <style:style style:name="T20" style:family="text">
      <style:text-properties officeooo:rsid="0047d87e"/>
    </style:style>
    <style:style style:name="T21" style:family="text">
      <style:text-properties style:font-name="FreeMono"/>
    </style:style>
    <style:style style:name="T22" style:family="text">
      <style:text-properties style:font-name="FreeMono" fo:font-weight="bold" style:font-weight-asian="bold" style:font-weight-complex="bold"/>
    </style:style>
    <style:style style:name="T23" style:family="text">
      <style:text-properties style:font-name="FreeMono" fo:font-weight="bold" officeooo:rsid="0025b11a" style:font-weight-asian="bold" style:font-weight-complex="bold"/>
    </style:style>
    <style:style style:name="T24" style:family="text">
      <style:text-properties style:font-name="FreeMono" fo:font-weight="bold" officeooo:rsid="002d4a05" style:font-weight-asian="bold" style:font-weight-complex="bold"/>
    </style:style>
    <style:style style:name="T25" style:family="text">
      <style:text-properties style:font-name="FreeMono" fo:font-weight="bold" officeooo:rsid="00384de6" style:font-weight-asian="bold" style:font-weight-complex="bold"/>
    </style:style>
    <style:style style:name="T26" style:family="text">
      <style:text-properties style:font-name="FreeMono" fo:font-weight="bold" officeooo:rsid="00392a23" style:font-weight-asian="bold" style:font-weight-complex="bold"/>
    </style:style>
    <style:style style:name="T27" style:family="text">
      <style:text-properties style:font-name="FreeMono" fo:font-weight="bold" officeooo:rsid="00397115" style:font-weight-asian="bold" style:font-weight-complex="bold"/>
    </style:style>
    <style:style style:name="T28" style:family="text">
      <style:text-properties style:font-name="FreeMono" fo:font-weight="bold" officeooo:rsid="0039f14a" style:font-weight-asian="bold" style:font-weight-complex="bold"/>
    </style:style>
    <style:style style:name="T29" style:family="text">
      <style:text-properties style:font-name="FreeMono" fo:font-weight="bold" officeooo:rsid="00687bd2" style:font-weight-asian="bold" style:font-weight-complex="bold"/>
    </style:style>
    <style:style style:name="T30" style:family="text">
      <style:text-properties style:font-name="FreeMono" fo:font-weight="bold" officeooo:rsid="003c6b7b" style:font-weight-asian="bold" style:font-weight-complex="bold"/>
    </style:style>
    <style:style style:name="T31" style:family="text">
      <style:text-properties style:font-name="FreeMono" fo:font-weight="bold" officeooo:rsid="00678da6" style:font-weight-asian="bold" style:font-weight-complex="bold"/>
    </style:style>
    <style:style style:name="T32" style:family="text">
      <style:text-properties style:font-name="FreeMono" fo:font-weight="bold" officeooo:rsid="003b4de4" style:font-weight-asian="bold" style:font-weight-complex="bold"/>
    </style:style>
    <style:style style:name="T33" style:family="text">
      <style:text-properties style:font-name="FreeMono" fo:font-weight="bold" officeooo:rsid="00426090" style:font-weight-asian="bold" style:font-weight-complex="bold"/>
    </style:style>
    <style:style style:name="T34" style:family="text">
      <style:text-properties style:font-name="FreeMono" fo:font-weight="bold" officeooo:rsid="0043ef6e" style:font-weight-asian="bold" style:font-weight-complex="bold"/>
    </style:style>
    <style:style style:name="T35" style:family="text">
      <style:text-properties style:font-name="FreeMono" fo:font-weight="bold" officeooo:rsid="0044ec4c" style:font-weight-asian="bold" style:font-weight-complex="bold"/>
    </style:style>
    <style:style style:name="T36" style:family="text">
      <style:text-properties style:font-name="FreeMono" fo:font-weight="bold" officeooo:rsid="0045c13f" style:font-weight-asian="bold" style:font-weight-complex="bold"/>
    </style:style>
    <style:style style:name="T37" style:family="text">
      <style:text-properties style:font-name="FreeMono" fo:font-weight="bold" officeooo:rsid="004ae007"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Shell00 Çözümleri</text:p>
      <text:p text:style-name="P3"/>
      <text:p text:style-name="P3">ex00 Nasıl Çözülür ?</text:p>
      <text:p text:style-name="P3">------</text:p>
      <text:p text:style-name="P3">1) Dosya oluştur: touch komutunu kullanarak bir z adlı dosya oluşturun.</text:p>
      <text:p text:style-name="P3">2) Dosyayı aç: vim z komutuyla dosyayı açın.</text:p>
      <text:p text:style-name="P3">3) Yazma moduna geç: vim içinde yazma moduna geçmek için i tuşuna basın.</text:p>
      <text:p text:style-name="P3">4) Z harfini yaz: Klavyeden büyük harf Z yazın.</text:p>
      <text:p text:style-name="P3">5) Kaydedip çık: ESC tuşuna basarak yazma modundan çıkın. :wq! yazıp Enter tuşuna basarak kaydedip çıkın.</text:p>
      <text:p text:style-name="P3"/>
      <text:p text:style-name="P4">------</text:p>
      <text:p text:style-name="P3">ex01 Nasıl Çözülür ?</text:p>
      <text:p text:style-name="P3"/>
      <text:p text:style-name="P3">Burada bizden dosya iznini değiştirmemiz isteniyor her 3'er 3'er böleceğiz ve istenilen izinlerin sayısal değerleri ile chmod komutu kullanarak düzelteceğiz </text:p>
      <text:p text:style-name="P3"/>
      <text:p text:style-name="P3">1) -rw-rw-r-- Bizim yarattığımız dosya izini bu fakat bizden -r--r-xr-x buna döndürmemiz bekleniyor.</text:p>
      <text:p text:style-name="P3">2) -r-- r-x r-x bu şekilde 3'er 3'er böldük parçalayarak devam edelim </text:p>
      <text:p text:style-name="P3">3) Baştaki '-' karakterin olası ifadeleri var;</text:p>
      <text:p text:style-name="P3"/>
      <text:p text:style-name="P3">-: Normal bir dosya.</text:p>
      <text:p text:style-name="P3">d: Dizin (directory).</text:p>
      <text:p text:style-name="P3">l: Sembolik bağlantı (link).</text:p>
      <text:p text:style-name="P3"/>
      <text:p text:style-name="P3">4) r (read) 4 , w (write) 2, x (execute) 1, temsil eder</text:p>
      <text:p text:style-name="P3"/>
      <text:p text:style-name="P3">5) r-- baktığımızda tek referans alabileceğimiz 4 sayısı diğerleri dosya dizini olduğunu ifade ediyor / r-x 5 sayısını görüyorum 4 okuma 1 çalıştırma toplamda 5 sayısını görüyorum / r-x yine aynı şekilde okuma ve çalıştırma 5 sayısını görüyorum...</text:p>
      <text:p text:style-name="P3"/>
      <text:p text:style-name="P3">6) Bu yüzden chmod 455 yazıyoruz r--r-xr-x ve bu hale gelmiş oluyor </text:p>
      <text:p text:style-name="P3"/>
      <text:p text:style-name="P3"><text:soft-page-break/>7) -r--r-xr-x 1 XX XX 40 Jun 1 23:42 testShell00 / Burada 40 byte olduğunu görüyoruz ve içine girildiği zaman bir byte değere ulaştığı için 39 tane karakter girip 40 byte değerine ulaştırıyoruz</text:p>
      <text:p text:style-name="P3"/>
      <text:p text:style-name="P3">8) Sonra tarihi değiştirmemiz gerekiyor Haziran 1 saat 23:42 olmasını istiyor / Tarihte ise touch -t 202506012342 komutunu kullanabilirsin, fakat şöyle bir sorun var eğer 6 aydan eski veya gelecek bir tarihse bunu sistem ay gün ve yıl olarak gösteriyor stat komutu ile değişip değişmediğini kontrol edebilirsin.</text:p>
      <text:p text:style-name="P3"/>
      <text:p text:style-name="P3">9)tar -cf testShell00.tar testShell00 diyip tarlıyoruz.</text:p>
      <text:p text:style-name="P3"/>
      <text:p text:style-name="P3"/>
      <text:p text:style-name="P3">ex02 Nasıl Yapılır ?</text:p>
      <text:p text:style-name="P3">1) test0 test2 directory yani bir klasör o yüzden mkdir test0 test2 yazıp bunları yaratalım</text:p>
      <text:p text:style-name="P3"/>
      <text:p text:style-name="P34"><text:span text:style-name="T5">2) touch test1 test3 test4 </text:span><text:span text:style-name="T6">diyerek dosya formatında olanlarıda yaratıyoruz</text:span></text:p>
      <text:p text:style-name="P34"/>
      <text:p text:style-name="P5"><text:span text:style-name="T6">3</text:span>) Test 5’ de dosya fakat link bağlantısı şeklinde bu yüzden test3 test 5’e bağlarak bir link bağlantısı yaratıyoruz bunuda tüm her bilgisi aynı olduğundan anlıyoruz... ln -f test3 test5</text:p>
      <text:p text:style-name="P5"/>
      <text:p text:style-name="P35"><text:span text:style-name="T7">4)</text:span>lrwxrwxrwx <text:span text:style-name="T8">baştaki l sembolik bağlantıyı ifade ediyor ... bizde diyoruz ki ln -s test0 test6</text:span></text:p>
      <text:p text:style-name="P35"/>
      <text:p text:style-name="P6">5) Dosya izinlerini değiştiriyoruz ilk başta hepsini tek tek yazmayacağım nasıl düzeltildiği yukarıda yazıyor.</text:p>
      <text:p text:style-name="P6"/>
      <text:p text:style-name="P7">6) Byte değerlerini ayarlıyoruz 1 byte olanlara girip <text:span text:style-name="T9">bir karakter yazıp silip kaydetmeniz yeterli olacaktır. </text:span><text:span text:style-name="T10">Girildiği anda dosyaya bir byte değer açacaktır zaten. </text:span><text:span text:style-name="T11">2 olanlara mesela 1 byte değerinde bir şey yazman yeterli olacaktır.</text:span></text:p>
      <text:p text:style-name="P7"/>
      <text:p text:style-name="P8">7) <text:span text:style-name="T12">touch -t komutunu kullanarak tarihi değiştiriyoruz. İster yıl gir ister girme önemi yok... </text:span><text:span text:style-name="T13">ayı yılı ve saati doğru yap geresi önemsiz </text:span><text:span text:style-name="T14">sembolik bağlantının tarihini değiştirken ise touch -h -t kullanıyoruz.</text:span></text:p>
      <text:p text:style-name="P5"><text:soft-page-break/></text:p>
      <text:p text:style-name="P9">Link bağlantısı çok kısaca şu aslında mesela bir oyun yükledik masaüstünde duran oyun kısayolu bir link bağlantısı aslında oraya tıklayınca oyunun kurulu olduğu dizine çıkıp oradaki ana çalıştırma dosyasına erişiyor buna link bağlantısı diyoruz.</text:p>
      <text:p text:style-name="P9"/>
      <text:p text:style-name="P9">Sembolik bağlantı, bir dosya veya klasörün aslında bulunduğu yerin 'adresini' gösteren bir yol gibidir. <text:span text:style-name="T15">Link bağlantısı direkt oradaki dosyaya erişirken sembolik bağlantı orayı gösterir bir nevi.</text:span></text:p>
      <text:p text:style-name="P5"/>
      <text:p text:style-name="P10">ex03 Nasıl Yapıyoruz ?</text:p>
      <text:p text:style-name="P10">--------</text:p>
      <text:p text:style-name="P53"><text:span text:style-name="Strong_20_Emphasis"><text:span text:style-name="T22">SSH (Secure Shell)</text:span></text:span><text:span text:style-name="T22">, bilgisayarlar arasında güvenli bir şekilde veri iletmek ve uzaktaki sistemlere bağlanmak için kullanılan bir protokoldür. Özellikle </text:span><text:span text:style-name="Strong_20_Emphasis"><text:span text:style-name="T22">uzak sunucularda yönetim</text:span></text:span><text:span text:style-name="T22"> yapmak için yaygın olarak kullanılır. SSH, şifreli bir bağlantı sağlar ve veri iletimi sırasında güvenliği en üst düzeye çıka</text:span><text:span text:style-name="T23">ran bir protokoldür.</text:span></text:p>
      <text:p text:style-name="P11"/>
      <text:p text:style-name="P13">Diyelim ki senin evine gitmek istiyorsun, fakat kapıyı sadece sen açabilirsin.</text:p>
      <text:p text:style-name="P13"/>
      <text:p text:style-name="P2">Public Key (Genel Anahtar)</text:p>
      <text:p text:style-name="P13">- Bu, senin evinin kapı numaran gibi düşünülebilir. </text:p>
      <text:p text:style-name="P13">- Herkese açıklanabilir; yani, kapının numarası herkes tarafından bilinir.</text:p>
      <text:p text:style-name="P13">- Bu numara, herkesin kapıya ulaşmasını sağlar, fakat kapıyı açmak için sadece senin anahtarına ihtiyaç vardır.</text:p>
      <text:p text:style-name="P13"/>
      <text:p text:style-name="P2">Private Key (Özel Anahtar)</text:p>
      <text:p text:style-name="P13">- Private key, senin anahtarın gibi. Bu anahtar, sadece sende bulunur ve evinin kapısını açmak için gereklidir.</text:p>
      <text:p text:style-name="P13">- Eğer bu anahtarı kaybedersen ya da başkalarına verirsen, başkaları evine girebilir ve güvenliğin tehlikeye girer.</text:p>
      <text:p text:style-name="P13">- Bu anahtar, sadece senin ve evinin kapısının uyumlu olduğu bir anahtardır.</text:p>
      <text:p text:style-name="P13"><text:soft-page-break/></text:p>
      <text:p text:style-name="P13">Şimdi, SSH Key ile bağlanma örneğine dönersek:</text:p>
      <text:p text:style-name="P13">- Public key'i evinin kapısına asıyorsun (sunucuya yükleniyor).</text:p>
      <text:p text:style-name="P13">- Senin private key'inle kapıyı açabiliyorsun, çünkü sadece senin özel anahtarınla evin kapısı açılır (bağlantı sağlanır).</text:p>
      <text:p text:style-name="P13">- Başkası bu kapı numarasını (public key) bilse bile, private key olmadan kapıyı açamaz.</text:p>
      <text:p text:style-name="P13"/>
      <text:p text:style-name="P13">Kısaca, public key kapıyı bulmak için gerekli olan numara, private key ise kapıyı açan anahtar gibi düşünülebilir. Bu ikisi birbirini tamamlar ve güvenli bir bağlantı sağlar.</text:p>
      <text:p text:style-name="P10"/>
      <text:p text:style-name="P12">SSH key nasıl yaratılır ?</text:p>
      <text:p text:style-name="P12"/>
      <text:p text:style-name="P14">1) ssh-keygen diyerek yaratıyoruz</text:p>
      <text:p text:style-name="P14">2) <text:span text:style-name="T16">cd </text:span>~/.ssh <text:span text:style-name="T16">diyerek bulunduğu yere gidiyoruz</text:span></text:p>
      <text:p text:style-name="P15">3) id_ed25519.pub bu public keyimiz bu id_ed25519 private keyimiz</text:p>
      <text:p text:style-name="P15">4) private keyimizi intramıza atacaz public keyimizide dosyamıza koyacaz. <text:span text:style-name="T17">Cat ile okutabilirsin.</text:span></text:p>
      <text:p text:style-name="P15"/>
      <text:p text:style-name="P16">-----</text:p>
      <text:p text:style-name="P17"><text:span text:style-name="T17">e</text:span>x04 Nasıl Yapılır ?</text:p>
      <text:p text:style-name="P17"/>
      <text:p text:style-name="P17">1)Burada bizden klasör içindeki dosyaları sıralamamız isteniyor bunu net görmemiz için ayrı zamanlarda 3 klasör 3 dosya yaratıyoruz.</text:p>
      <text:p text:style-name="P17"/>
      <text:p text:style-name="P17">2) Terminale ls -tmp yazıyoruz</text:p>
      <text:p text:style-name="P39"><text:span text:style-name="T24"><text:tab/></text:span><text:span text:style-name="Strong_20_Emphasis"><text:span text:style-name="Source_20_Text"><text:span text:style-name="T22">-t</text:span></text:span></text:span><text:span text:style-name="T22">:</text:span></text:p>
      <text:list xml:id="list4150584856" text:style-name="L1">
        <text:list-header>
          <text:p text:style-name="P54"><text:span text:style-name="T22">Dosya ve dizinleri </text:span><text:span text:style-name="Strong_20_Emphasis"><text:span text:style-name="T22">düzenleme tarihine</text:span></text:span><text:span text:style-name="T22"> göre sıralar.</text:span></text:p>
          <text:p text:style-name="P59">En son düzenlenen dosyalar en üstte olur.</text:p>
        </text:list-header>
      </text:list>
      <text:list xml:id="list3970641430" text:style-name="L2">
        <text:list-header>
          <text:p text:style-name="P55"><text:span text:style-name="Source_20_Text"><text:span text:style-name="T22"/></text:span></text:p>
          <text:p text:style-name="P55"><text:span text:style-name="Strong_20_Emphasis"><text:span text:style-name="Source_20_Text"><text:span text:style-name="T22">-m</text:span></text:span></text:span><text:span text:style-name="T22">:</text:span></text:p>
        </text:list-header>
      </text:list>
      <text:list xml:id="list3159632577" text:style-name="L3">
        <text:list-header>
          <text:p text:style-name="P56"><text:span text:style-name="T22">Listeleme biçimini </text:span><text:span text:style-name="Strong_20_Emphasis"><text:span text:style-name="T22">virgül ve boşluklarla ayırarak</text:span></text:span><text:span text:style-name="T22"> yatay bir satırda gösterir.</text:span></text:p>
          <text:p text:style-name="P60">Bu, uzun listeler yerine daha kompakt bir görünüm sağlar.</text:p>
        </text:list-header>
      </text:list>
      <text:list xml:id="list2863295185" text:style-name="L4">
        <text:list-header>
          <text:p text:style-name="P57"><text:soft-page-break/><text:span text:style-name="Source_20_Text"><text:span text:style-name="T22"/></text:span></text:p>
          <text:p text:style-name="P57"><text:span text:style-name="Strong_20_Emphasis"><text:span text:style-name="Source_20_Text"><text:span text:style-name="T22">-p</text:span></text:span></text:span><text:span text:style-name="T22">:</text:span></text:p>
        </text:list-header>
      </text:list>
      <text:list xml:id="list4216107094" text:style-name="L5">
        <text:list-header>
          <text:p text:style-name="P58"><text:span text:style-name="Strong_20_Emphasis"><text:span text:style-name="T22">Dizinlerin sonuna</text:span></text:span><text:span text:style-name="T22"> bir </text:span><text:span text:style-name="Source_20_Text"><text:span text:style-name="T22">/</text:span></text:span><text:span text:style-name="T22"> ekler.</text:span></text:p>
          <text:p text:style-name="P61">Bu, dizinleri dosyalardan kolayca ayırt etmeye yardımcı olur.</text:p>
        </text:list-header>
      </text:list>
      <text:p text:style-name="P18">3) test5/, test4/, test3/, test2, test1, test0,</text:p>
      <text:p text:style-name="P18"/>
      <text:p text:style-name="P18">- t en son açılanı 1.sıraya aldı -m virgül attı -p klasörlerin sonuna dizin işareti attı</text:p>
      <text:p text:style-name="P18"/>
      <text:p text:style-name="P18"/>
      <text:p text:style-name="P19">ex05 Nasıl Yapılır ?</text:p>
      <text:p text:style-name="P20">NOT: Git’i doğaçlama anlatabilirsin zaten yeterince biliyorsun.</text:p>
      <text:p text:style-name="P19"/>
      <text:p text:style-name="P20">Git commit : Git yapısında commit kayıt noktaları yaratmak demektir. Mesela gün gün aşama aşama ilerlemenizi commit kayıları atarak ilerlemenizi görebilir bir önceki kayıda dönebilir veya proje bozulursa sağlam kayıttan tekrar devam edebilirsiniz.</text:p>
      <text:p text:style-name="P20"/>
      <text:p text:style-name="P20">Bu örnek bizden ne istiyor atılan commitlerin sondan 5 tanesinin sadece hash kimliklerinin görüntülenmesini istiyor.</text:p>
      <text:p text:style-name="P20"/>
      <text:p text:style-name="P20">1) 6 Kez Commit Atıcam.</text:p>
      <text:p text:style-name="P20">2) git log --format='%H' -n5</text:p>
      <text:p text:style-name="P21">git log: Commit Kayıtlarının listelenmesini sağlayan bir komut.</text:p>
      <text:p text:style-name="P21">--format : Git log’a format giydirdik </text:p>
      <text:p text:style-name="P21">=%’H’ : Commitin hash kayıtlarını sadece listeler</text:p>
      <text:p text:style-name="P21">-n5 : En güncelden en eskiye atılmış commitlerden sadece 5 tanesini gösterir.</text:p>
      <text:p text:style-name="P21"/>
      <text:p text:style-name="P22">-------</text:p>
      <text:p text:style-name="P22">ex06 Nasıl Yapılır?</text:p>
      <text:p text:style-name="P23"/>
      <text:p text:style-name="P23">Bizden .gitignore dosyayı oluşturmamız isteniyor peki bu ne işe yarar gitignore githuba yüklerkende opsiyon olarak sunuluyor aslında gereksiz dosyaları bu dosyanın içine yazdığımızda yayınlanan projenin istenmeyen tarafını gizlemiş oluyoruz bildiğin yutan ve saklayan eleman </text:p>
      <text:p text:style-name="P23"/>
      <text:p text:style-name="P23">1) .DS_Store ve mywork.C adlı iki dosya oluşturuyoruz</text:p>
      <text:p text:style-name="P23"><text:soft-page-break/>2) git init diyoruz ki ignore çalışssın</text:p>
      <text:p text:style-name="P23">3) .gitignore dosyasını yaratıyoruz</text:p>
      <text:p text:style-name="P23">4) Bu iki dosyayı ignore içine yazıyoruz</text:p>
      <text:p text:style-name="P36"><text:span text:style-name="T18">5) Ardından </text:span>git_ignore.sh<text:span text:style-name="T18"> dosyasını yaratıyoruz</text:span></text:p>
      <text:p text:style-name="P36"><text:span text:style-name="T18">6) İçine Girip Şunu Yazıyoruz : </text:span>git ls-files --others --ignored –exclude-standard</text:p>
      <text:p text:style-name="P23">Bunu Parçalayalım ;</text:p>
      <text:p text:style-name="P23"/>
      <text:p text:style-name="P36"><text:span text:style-name="T18">git ls-files :</text:span>Git deposundaki dosyaları listelemek için kullanılır. </text:p>
      <text:p text:style-name="P36"/>
      <text:p text:style-name="P40"><text:span text:style-name="Strong_20_Emphasis"><text:span text:style-name="Source_20_Text"><text:span text:style-name="T22">--others : </text:span></text:span></text:span><text:span text:style-name="Source_20_Text"><text:span text:style-name="T25">Git tarafından henüz takip edilmeyen yani yeni oluşturulmuş dosyaları listeler</text:span></text:span></text:p>
      <text:p text:style-name="P40"><text:span text:style-name="Source_20_Text"><text:span text:style-name="T25"/></text:span></text:p>
      <text:p text:style-name="P40"><text:span text:style-name="Source_20_Text"><text:span text:style-name="T25">--ignored : </text:span></text:span><text:span text:style-name="Source_20_Text"><text:span text:style-name="T26">Göz ardı edilen yani gitignore içindeki dosyaları listeler</text:span></text:span></text:p>
      <text:p text:style-name="P40"><text:span text:style-name="Source_20_Text"><text:span text:style-name="T26"/></text:span></text:p>
      <text:p text:style-name="P41"><text:span text:style-name="Source_20_Text"><text:span text:style-name="T26">exclude-standard :Git deposuna dahil edilmemesi gereken dosya ve klasörleri daha kapsamlı bir şekilde listelemek veya dışlamak için kullanılır.</text:span></text:span></text:p>
      <text:p text:style-name="P41"><text:span text:style-name="Source_20_Text"><text:span text:style-name="T26"/></text:span></text:p>
      <text:p text:style-name="P41"><text:span text:style-name="Source_20_Text"><text:span text:style-name="T26">7) bash git_ignore.sh | cat -e son olarak terminale bunu dediğimiz zaman zaten ignore içine dahil edilen iki elemanı görüyoruz.</text:span></text:span></text:p>
      <text:p text:style-name="P41"><text:span text:style-name="Source_20_Text"><text:span text:style-name="T26"/></text:span></text:p>
      <text:p text:style-name="P41"><text:span text:style-name="Source_20_Text"><text:span text:style-name="T26">----</text:span></text:span></text:p>
      <text:p text:style-name="P41"><text:span text:style-name="Source_20_Text"><text:span text:style-name="T26">ex07 Nasıl Yapılır ?</text:span></text:span></text:p>
      <text:p text:style-name="P41"><text:span text:style-name="Source_20_Text"><text:span text:style-name="T26"/></text:span></text:p>
      <text:p text:style-name="P42"><text:span text:style-name="Source_20_Text"><text:span text:style-name="T27">Diff komutu ile aslında fark almamız isteniyor genel olarak diff komutu git yapısında kıyaslama yapmaya yarayan bir komuttur. Mesela iki commit arasındakileri kıyaslatıp bir dosyaya yazdırabilirsin veya görebilirsin.</text:span></text:span></text:p>
      <text:p text:style-name="P42"><text:span text:style-name="Source_20_Text"><text:span text:style-name="T27"/></text:span></text:p>
      <text:p text:style-name="P42"><text:span text:style-name="Source_20_Text"><text:span text:style-name="T27"/></text:span></text:p>
      <text:p text:style-name="P43"><text:span text:style-name="Source_20_Text"><text:span text:style-name="T28">1) a ve b adında iki dosya yaratıyoruz.</text:span></text:span></text:p>
      <text:p text:style-name="P43"><text:span text:style-name="Source_20_Text"><text:span text:style-name="T28">2) a direkt bu text’i yapıştırıyoruz.</text:span></text:span></text:p>
      <text:p text:style-name="P43"><text:span text:style-name="Source_20_Text"><text:span text:style-name="T28">3) b dosyasında küçük değişikler yapıyoruz.</text:span></text:span></text:p>
      <text:p text:style-name="P43"><text:span text:style-name="Source_20_Text"><text:span text:style-name="T28">4) diff a b &gt; sw.diff bunu diyoruz bu iki dosya arasındaki değişikliği sw.diff’e yazdıracak </text:span></text:span><text:span text:style-name="Source_20_Text"><text:span text:style-name="T29">(Git init) demek zorundasın.</text:span></text:span></text:p>
      <text:p text:style-name="P43"><text:span text:style-name="Source_20_Text"><text:span text:style-name="T28">5)</text:span></text:span><text:span text:style-name="Source_20_Text"><text:span text:style-name="T30"> patch b &lt; sw.diff </text:span></text:span><text:span text:style-name="Source_20_Text"><text:span text:style-name="T31">bu komutlada fark değerlerini b’ye yazdırıyoruz.</text:span></text:span></text:p>
      <text:p text:style-name="P43"><text:soft-page-break/><text:span text:style-name="Source_20_Text"><text:span text:style-name="T32"/></text:span></text:p>
      <text:p text:style-name="P44"><text:span text:style-name="Source_20_Text"><text:span text:style-name="T32">-------</text:span></text:span></text:p>
      <text:p text:style-name="P45"><text:span text:style-name="Source_20_Text"><text:span text:style-name="T33">ex08 Nasıl Yapılır ?</text:span></text:span></text:p>
      <text:p text:style-name="P46"><text:span text:style-name="Source_20_Text"><text:span text:style-name="T34"/></text:span></text:p>
      <text:p text:style-name="P46"><text:span text:style-name="Source_20_Text"><text:span text:style-name="T34">Bize verilen pdf’de aslında dediği çok açı</text:span></text:span><text:span text:style-name="Source_20_Text"><text:span text:style-name="T35">k öyle dosyalar olacak’ki;</text:span></text:span></text:p>
      <text:p text:style-name="P47"><text:span text:style-name="Source_20_Text"><text:span text:style-name="T35"># bu sembol ile başlayıp biten.</text:span></text:span></text:p>
      <text:p text:style-name="P47"><text:span text:style-name="Source_20_Text"><text:span text:style-name="T35">~ bu sembol ile biten.</text:span></text:span></text:p>
      <text:p text:style-name="P47"><text:span text:style-name="Source_20_Text"><text:span text:style-name="T35">Dosyaları listeleyip silecek...</text:span></text:span></text:p>
      <text:p text:style-name="P47"><text:span text:style-name="Source_20_Text"><text:span text:style-name="T35"/></text:span></text:p>
      <text:p text:style-name="P48"><text:span text:style-name="Source_20_Text"><text:span text:style-name="T36">1) touch clean</text:span></text:span></text:p>
      <text:p text:style-name="P48"><text:span text:style-name="Source_20_Text"><text:span text:style-name="T36">2) find . -type f \( -name '#*#' -o -name '*~' \) -print -delete</text:span></text:span></text:p>
      <text:p text:style-name="P48"><text:span text:style-name="Source_20_Text"><text:span text:style-name="T36">3) touch '#example#' 'file~'</text:span></text:span></text:p>
      <text:p text:style-name="P48"><text:span text:style-name="Source_20_Text"><text:span text:style-name="T36">4) bash clean</text:span></text:span></text:p>
      <text:p text:style-name="P48"><text:span text:style-name="Source_20_Text"><text:span text:style-name="T36"/></text:span></text:p>
      <text:p text:style-name="P48"><text:span text:style-name="Source_20_Text"><text:span text:style-name="T36"/></text:span></text:p>
      <text:p text:style-name="P48"><text:span text:style-name="Source_20_Text"><text:span text:style-name="T36">Biraz ne yaptığımızı irdelersek aslında şunu yaptık komut şunu diyor bize</text:span></text:span></text:p>
      <text:p text:style-name="P48"><text:span text:style-name="Source_20_Text"><text:span text:style-name="T36"/></text:span></text:p>
      <text:p text:style-name="P37"># Geçerli dizinde ve alt dizinlerde arama yap</text:p>
      <text:p text:style-name="P37">find .</text:p>
      <text:p text:style-name="P37"/>
      <text:p text:style-name="P37"># Sadece dosyaları ara</text:p>
      <text:p text:style-name="P37">-type f</text:p>
      <text:p text:style-name="P37"/>
      <text:p text:style-name="P37"># Adı '#*#' veya '*~' ile eşleşen dosyaları bul</text:p>
      <text:p text:style-name="P37">\( -name '#*#' -o -name '*~' \)</text:p>
      <text:p text:style-name="P37"/>
      <text:p text:style-name="P37"># Bulunan dosyaların adlarını terminalde yazdır</text:p>
      <text:p text:style-name="P37">-print</text:p>
      <text:p text:style-name="P37"/>
      <text:p text:style-name="P37"># Bulunan dosyaları sil</text:p>
      <text:p text:style-name="P37">-delete</text:p>
      <text:p text:style-name="P37"/>
      <text:p text:style-name="P38"><text:span text:style-name="T19">NOT: * burada dosyayı simgeler kendisi joker bir karakterdir.</text:span><text:span text:style-name="T20">B</text:span>u, dosya veya dizin adlarındaki herhangi bir karakter kümesini temsil eder.</text:p>
      <text:p text:style-name="P24">1.1) -O ise veya anlamında kullanılır.</text:p>
      <text:p text:style-name="P49"><text:span text:style-name="T37">1.2) </text:span><text:span text:style-name="T22">Dosya isimlerini tek tırnak (</text:span><text:span text:style-name="Source_20_Text"><text:span text:style-name="T22">'</text:span></text:span><text:span text:style-name="T22">) işaretleri arasına almamızın sebebi, bazı özel karakterlerin (örneğin </text:span><text:span text:style-name="Source_20_Text"><text:span text:style-name="T22">#</text:span></text:span><text:span text:style-name="T22">, </text:span><text:span text:style-name="Source_20_Text"><text:span text:style-name="T22">~</text:span></text:span><text:span text:style-name="T22">, boşluk gibi) kabuk </text:span><text:soft-page-break/><text:span text:style-name="T22">tarafından özel bir anlam taşımasıdır. Eğer bu tür karakterler tırnak içine alınmazsa, terminal yanlış şekilde yorumlayabilir veya hata verebilir. </text:span></text:p>
      <text:p text:style-name="P25"><text:tab/><text:span text:style-name="T1">Mesela eğer tırnak kullanmadan #işaretini koyup yazarsak bunu yorum başlangıcı olarak alır ve gerisini yok sayar.</text:span></text:p>
      <text:p text:style-name="P25"/>
      <text:p text:style-name="P25"/>
      <text:p text:style-name="P25">---</text:p>
      <text:p text:style-name="P26">ex09 nasıl yapılır ?</text:p>
      <text:p text:style-name="P26"/>
      <text:p text:style-name="P50"><text:span text:style-name="T21">Projenin amacı Bir dosyanın 42. baytında </text:span><text:span text:style-name="Source_20_Text"><text:span text:style-name="T21">"42"</text:span></text:span><text:span text:style-name="T21"> stringi varsa, bu dosyanın özel bir tür olduğunu belirtmek. </text:span></text:p>
      <text:p text:style-name="P27"/>
      <text:p text:style-name="P51"><text:span text:style-name="Source_20_Text"><text:span text:style-name="T21">ft_magic</text:span></text:span><text:span text:style-name="T21"> adında bir </text:span><text:span text:style-name="Strong_20_Emphasis"><text:span text:style-name="T22">magic file</text:span></text:span><text:span text:style-name="T21"> oluşturmamız isteniyor magic syntaxı şu;</text:span></text:p>
      <text:p text:style-name="P28"/>
      <text:p text:style-name="P38"/>
      <text:p text:style-name="P29">1) touch file_A file_B</text:p>
      <text:p text:style-name="P29">2) file_A’nın içerisine text yazısı koydum.</text:p>
      <text:p text:style-name="P29">3) <text:span text:style-name="T3">file_B’nin içerisinde 42. satırına kadar space bırakıp 42 yazıyoruz.</text:span></text:p>
      <text:p text:style-name="P30">4) <text:span text:style-name="T4">ft_magic dosyasını yaratıyoruz.</text:span></text:p>
      <text:p text:style-name="P31">5) İçine 41 string 42 42_karakteri_bulundu yazıyoruz</text:p>
      <text:p text:style-name="P31">6) <text:span text:style-name="T2">file -m ft_magic file_A file_B</text:span></text:p>
      <text:p text:style-name="P31"/>
      <text:p text:style-name="P31">Çıktı:</text:p>
      <text:p text:style-name="P31">file_A: ASCII text, with very long lines (574)</text:p>
      <text:p text:style-name="P31">file_B: 42_karakteri_bulundu</text:p>
      <text:p text:style-name="P33"/>
      <text:p text:style-name="P33"/>
      <text:p text:style-name="P32">Magic, syntaxı şudur;</text:p>
      <text:p text:style-name="P33">&lt;bayt_sırası&gt; &lt;veri_türü&gt; &lt;değer&gt; &lt;etiket&gt;</text:p>
      <text:p text:style-name="P33"/>
      <text:p text:style-name="P31">41 <text:tab/><text:tab/><text:tab/>string <text:s/><text:tab/>42 <text:tab/> <text:s/>42_karakteri_bulundu</text:p>
      <text:p text:style-name="P31">(bayt sırası)(veri türü)(değer)(mesaj)</text:p>
      <text:p text:style-name="P31"/>
      <text:p text:style-name="P31"/>
      <text:p text:style-name="P52"><text:span text:style-name="Strong_20_Emphasis"><text:span text:style-name="T22">file komutu</text:span></text:span><text:span text:style-name="T21">: Magic dosyasını kullanarak dosyanın içeriğine bakar ve magic dosyasındaki kurallar ile eşleşmeye çalışır. -m parametresi ise file_A ve file_B yi seçmemizi sağla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9T19:32:57.574524954</meta:creation-date>
    <dc:date>2025-02-01T13:14:52.943731332</dc:date>
    <meta:editing-duration>PT6H22M23S</meta:editing-duration>
    <meta:editing-cycles>72</meta:editing-cycles>
    <meta:generator>LibreOffice/7.3.7.2$Linux_X86_64 LibreOffice_project/30$Build-2</meta:generator>
    <meta:document-statistic meta:table-count="0" meta:image-count="0" meta:object-count="0" meta:page-count="8" meta:paragraph-count="148" meta:word-count="1507" meta:character-count="10091" meta:non-whitespace-character-count="8730"/>
  </office:meta>
</office:document-meta>
</file>